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 Extra Bold" fo:font-size="16pt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Cantarell Extra Bold" fo:font-size="16pt" officeooo:rsid="0014df24" officeooo:paragraph-rsid="0014df24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Cantarell Extra Bold" fo:font-size="12pt" officeooo:rsid="0014df24" officeooo:paragraph-rsid="0014df24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Cantarell" fo:font-size="12pt" officeooo:rsid="0014df24" officeooo:paragraph-rsid="0014df24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Cantarell Extra Bold" fo:font-size="12pt" officeooo:rsid="0016843d" officeooo:paragraph-rsid="0016843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ntarell Extra Bold" fo:font-size="14pt" officeooo:rsid="0016843d" officeooo:paragraph-rsid="0016843d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Cantarell Extra Bold" fo:font-size="14pt" officeooo:rsid="0016843d" officeooo:paragraph-rsid="00196a61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4pt" officeooo:rsid="00177943" officeooo:paragraph-rsid="00196a61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4pt" officeooo:rsid="00177943" officeooo:paragraph-rsid="0017794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2pt" officeooo:rsid="00177943" officeooo:paragraph-rsid="00177943" style:font-size-asian="10.5pt" style:font-size-complex="12pt"/>
    </style:style>
    <style:style style:name="T1" style:family="text">
      <style:text-properties style:font-name="Cantarell" officeooo:rsid="00177943"/>
    </style:style>
    <style:style style:name="T2" style:family="text">
      <style:text-properties officeooo:rsid="00196a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FACULDADE SÃO PAULO TECH SCHOOL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Ciência da Computação</text:p>
      <text:p text:style-name="P4"/>
      <text:p text:style-name="P4">Enzo Basseto Martelozzo</text:p>
      <text:p text:style-name="P4"/>
      <text:p text:style-name="P4"/>
      <text:p text:style-name="P4"/>
      <text:p text:style-name="P4"/>
      <text:p text:style-name="P4"/>
      <text:p text:style-name="P3">PROJETO INDIVIDUAL:</text:p>
      <text:p text:style-name="P3"/>
      <text:p text:style-name="P3"/>
      <text:p text:style-name="P5"/>
      <text:p text:style-name="P5">A importância da Arte audiovisual (Ilustrações e Animação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6">CONTEXTO:</text:p>
      <text:p text:style-name="P6"/>
      <text:p text:style-name="P7">- <text:span text:style-name="T1">A arte audiovisual, como ilustrações, esteve presente na história da humanidade desde a idade da Pedra, e vem trazendo papel notável como forma de documentação histórica que sempre nos ajudou a entender como era cada período, identificar pessoas importantes e muito mais.</text:span></text:p>
      <text:p text:style-name="P8"/>
      <text:p text:style-name="P8"><text:span text:style-name="T2">T</text:span>endo isto em mente, como pessoalmente, desde pequeno, gostei de desenhar e demonstr<text:span text:style-name="T2">ei</text:span> interesse a este nicho, foi decidido utilizar este tópico para expressar o meu gosto e trazer um guia contendo tanto fundamentos da arte, importância histórica, técnicas em ilustrações e animações e mencionar nomes de artistas inspiradores a mim de acordo com cada área de atuamento.</text:p>
      <text:p text:style-name="P8"/>
      <text:p text:style-name="P9">Além de mencionar tópicos atuais importante de discuções como o surgimento da IA e como afeta a área artística e concientizar suas diferenças em relação a verdadeira arte.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6T10:25:11.239153158</meta:creation-date>
    <dc:date>2026-04-16T13:58:46.170385988</dc:date>
    <meta:editing-duration>PT3H23M19S</meta:editing-duration>
    <meta:editing-cycles>5</meta:editing-cycles>
    <meta:generator>LibreOffice/25.8.6.2$Linux_X86_64 LibreOffice_project/580$Build-2</meta:generator>
    <meta:document-statistic meta:table-count="0" meta:image-count="0" meta:object-count="0" meta:page-count="2" meta:paragraph-count="9" meta:word-count="151" meta:character-count="975" meta:non-whitespace-character-count="833"/>
  </office:meta>
</office:document-meta>
</file>